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teachablemachine.withgoogle.com/models/jwsM_1Jrw/" text:style-name="Internet_20_link" text:visited-style-name="Visited_20_Internet_20_Link">https://teachablemachine.withgoogle.com/models/jwsM_1Jrw/</text:a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atja M.</meta:initial-creator>
    <meta:creation-date>2024-04-17T16:35:15.51</meta:creation-date>
    <meta:document-statistic meta:table-count="0" meta:image-count="0" meta:object-count="0" meta:page-count="1" meta:paragraph-count="1" meta:word-count="1" meta:character-count="57"/>
    <dc:date>2024-04-17T16:35:49.66</dc:date>
    <dc:creator>Katja M.</dc:creator>
    <meta:editing-duration>PT37S</meta:editing-duration>
    <meta:editing-cycles>1</meta:editing-cycles>
    <meta:generator>OpenOffice/4.1.15$Win32 OpenOffice.org_project/4115m2$Build-9813</meta:generator>
  </office:meta>
</office:document-meta>
</file>